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a12" officeooo:paragraph-rsid="00155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as Jere, soy Gabr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8:58:05.026000000</meta:creation-date>
    <dc:date>2024-09-17T18:58:30.092000000</dc:date>
    <meta:editing-duration>PT25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24.8.1.2$Windows_X86_64 LibreOffice_project/87fa9aec1a63e70835390b81c40bb8993f1d4ff6</meta:generator>
  </office:meta>
</office:document-meta>
</file>